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25" style:family="table-column">
      <style:table-column-properties style:column-width="6.5in" style:use-optimal-column-width="false"/>
    </style:style>
    <style:style style:name="Table24" style:family="table">
      <style:table-properties style:width="6.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Title">Username_LastName_ExamModelA<text:s/></text:p>
      <text:p text:style-name="Normal"/>
      <text:p text:style-name="Normal"/>
      <text:p text:style-name="Normal"/>
      <text:p text:style-name="Normal"><draw:frame draw:style-name="a0" draw:name="Picture 256241302" text:anchor-type="as-char" svg:x="0in" svg:y="0in" svg:width="6.29028in" svg:height="6.7395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https://gitlab.com/classes5/smx2/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Pau Gradoli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RADOLÍ CEBRIAN, PAU</meta:initial-creator>
    <dc:creator>GRADOLÍ CEBRIAN, PAU</dc:creator>
    <meta:creation-date>2022-10-28T11:37:00Z</meta:creation-date>
    <dc:date>2022-10-28T11:37:00Z</dc:date>
    <meta:template xlink:href="Normal.dotm" xlink:type="simple"/>
    <meta:editing-cycles>1</meta:editing-cycles>
    <meta:editing-duration>PT0S</meta:editing-duration>
    <meta:document-statistic meta:page-count="1" meta:paragraph-count="1" meta:word-count="11" meta:character-count="78" meta:row-count="1" meta:non-whitespace-character-count="68"/>
  </office:meta>
</office:document-meta>
</file>